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text-properties fo:font-size="11pt" style:font-size-asian="11pt" style:font-size-complex="11pt"/>
    </style:style>
    <style:style style:name="P12" style:parent-style-name="Standard" style:list-style-name="LFO1" style:family="paragraph">
      <style:text-properties fo:font-size="11pt" style:font-size-asian="11pt" style:font-size-complex="11pt"/>
    </style:style>
    <style:style style:name="P13" style:parent-style-name="Standard" style:list-style-name="LFO1" style:family="paragraph">
      <style:text-properties fo:font-size="11pt" style:font-size-asian="11pt" style:font-size-complex="11pt"/>
    </style:style>
    <style:style style:name="P14" style:parent-style-name="Standard" style:list-style-name="LFO1" style:family="paragraph">
      <style:text-properties fo:font-size="11pt" style:font-size-asian="11pt" style:font-size-complex="11pt"/>
    </style:style>
    <style:style style:name="P15" style:parent-style-name="Standard" style:list-style-name="LFO1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8" style:parent-style-name="Standard" style:list-style-name="LFO2" style:family="paragraph"/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T2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2" style:parent-style-name="Standard" style:list-style-name="LFO2" style:family="paragraph">
      <style:text-properties fo:font-size="11pt" style:font-size-asian="11pt" style:font-size-complex="11pt"/>
    </style:style>
    <style:style style:name="P23" style:parent-style-name="Standard" style:list-style-name="LFO2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list-style-name="LFO3" style:family="paragraph"/>
    <style:style style:name="T27" style:parent-style-name="Policepardéfaut" style:family="text">
      <style:text-properties fo:font-size="11pt" style:font-size-asian="11pt" style:font-size-complex="11pt"/>
    </style:style>
    <style:style style:name="T28" style:parent-style-name="Policepardéfaut" style:family="text">
      <style:text-properties fo:font-size="11pt" style:font-size-asian="11pt" style:font-size-complex="11pt"/>
    </style:style>
    <style:style style:name="T29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30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31" style:parent-style-name="Standard" style:list-style-name="LFO3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4" style:parent-style-name="Standard" style:list-style-name="LFO4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8" style:parent-style-name="Standard" style:list-style-name="LFO5" style:family="paragraph"/>
    <style:style style:name="T39" style:parent-style-name="Policepardéfaut" style:family="text">
      <style:text-properties fo:color="#000000" fo:font-size="11pt" style:font-size-asian="11pt" style:font-size-complex="11pt"/>
    </style:style>
    <style:style style:name="T40" style:parent-style-name="Policepardéfaut" style:family="text">
      <style:text-properties fo:color="#000000" fo:font-size="11pt" style:font-size-asian="11pt" style:font-size-complex="11pt"/>
    </style:style>
    <style:style style:name="T4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2" style:parent-style-name="Standard" style:list-style-name="LFO5" style:family="paragraph">
      <style:text-properties fo:color="#000000" fo:font-size="11pt" style:font-size-asian="11pt" style:font-size-complex="11pt"/>
    </style:style>
    <style:style style:name="P43" style:parent-style-name="Standard" style:family="paragraph">
      <style:text-properties fo:color="#000000"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6" style:parent-style-name="Standard" style:list-style-name="LFO6" style:family="paragraph"/>
    <style:style style:name="T47" style:parent-style-name="Policepardéfaut" style:family="text">
      <style:text-properties fo:font-size="11pt" style:font-size-asian="11pt" style:font-size-complex="11pt"/>
    </style:style>
    <style:style style:name="T4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font-size="11pt" style:font-size-asian="11pt" style:font-size-complex="11pt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P51" style:parent-style-name="Standard" style:list-style-name="LFO6" style:family="paragraph"/>
    <style:style style:name="T52" style:parent-style-name="Policepardéfaut" style:family="text">
      <style:text-properties fo:font-size="11pt" style:font-size-asian="11pt" style:font-size-complex="11pt"/>
    </style:style>
    <style:style style:name="T53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T55" style:parent-style-name="Policepardéfaut" style:family="text">
      <style:text-properties fo:font-size="11pt" style:font-size-asian="11pt" style:font-size-complex="11pt"/>
    </style:style>
    <style:style style:name="P56" style:parent-style-name="Standard" style:list-style-name="LFO7" style:family="paragraph"/>
    <style:style style:name="T5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fo:font-size="11pt" style:font-size-asian="11pt" style:font-size-complex="11pt"/>
    </style:style>
    <style:style style:name="P59" style:parent-style-name="Standard" style:list-style-name="LFO7" style:family="paragraph">
      <style:text-properties fo:font-size="11pt" style:font-size-asian="11pt" style:font-size-complex="11pt"/>
    </style:style>
    <style:style style:name="P60" style:parent-style-name="Standard" style:list-style-name="LFO7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list-style-name="LFO6" style:family="paragraph">
      <style:text-properties fo:font-size="11pt" style:font-size-asian="11pt" style:font-size-complex="11pt"/>
    </style:style>
    <style:style style:name="P63" style:parent-style-name="Standard" style:list-style-name="LFO8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color="#000000" fo:font-size="11pt" style:font-size-asian="11pt" style:font-size-complex="11pt"/>
    </style:style>
    <style:style style:name="P65" style:parent-style-name="Standard" style:family="paragraph">
      <style:text-properties fo:color="#000000" fo:font-size="11pt" style:font-size-asian="11pt" style:font-size-complex="11pt"/>
    </style:style>
    <style:style style:name="T66" style:parent-style-name="Policepardéfaut" style:family="text">
      <style:text-properties fo:color="#FF3333" fo:font-size="11pt" style:font-size-asian="11pt" style:font-size-complex="11pt"/>
    </style:style>
    <style:style style:name="T6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color="#000000" fo:font-size="11pt" style:font-size-asian="11pt" style:font-size-complex="11pt"/>
    </style:style>
    <style:style style:name="P6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70" style:parent-style-name="Standard" style:list-style-name="LFO9" style:family="paragraph">
      <style:text-properties fo:color="#000000" fo:font-size="11pt" style:font-size-asian="11pt" style:font-size-complex="11pt"/>
    </style:style>
    <style:style style:name="P71" style:parent-style-name="Standard" style:list-style-name="LFO9" style:family="paragraph">
      <style:text-properties fo:color="#000000" fo:font-size="11pt" style:font-size-asian="11pt" style:font-size-complex="11pt"/>
    </style:style>
    <style:style style:name="P72" style:parent-style-name="Standard" style:list-style-name="LFO9" style:family="paragraph">
      <style:text-properties fo:color="#000000" fo:font-size="11pt" style:font-size-asian="11pt" style:font-size-complex="11pt"/>
    </style:style>
    <style:style style:name="P7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6" style:parent-style-name="Standard" style:list-style-name="LFO10" style:family="paragraph">
      <style:text-properties fo:font-size="11pt" style:font-size-asian="11pt" style:font-size-complex="11pt"/>
    </style:style>
    <style:style style:name="P77" style:parent-style-name="Standard" style:list-style-name="LFO10" style:family="paragraph">
      <style:text-properties fo:font-size="11pt" style:font-size-asian="11pt" style:font-size-complex="11pt"/>
    </style:style>
    <style:style style:name="P78" style:parent-style-name="Standard" style:list-style-name="LFO10" style:family="paragraph">
      <style:text-properties fo:font-size="11pt" style:font-size-asian="11pt" style:font-size-complex="11pt"/>
    </style:style>
    <style:style style:name="P79" style:parent-style-name="Standard" style:list-style-name="LFO10" style:family="paragraph">
      <style:text-properties fo:font-size="11pt" style:font-size-asian="11pt" style:font-size-complex="11pt"/>
    </style:style>
    <style:style style:name="P80" style:parent-style-name="Standard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T83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87" style:parent-style-name="Standard" style:list-style-name="LFO5" style:family="paragraph"/>
    <style:style style:name="T88" style:parent-style-name="Policepardéfaut" style:family="text">
      <style:text-properties fo:color="#000000" fo:font-size="11pt" style:font-size-asian="11pt" style:font-size-complex="11pt"/>
    </style:style>
    <style:style style:name="T89" style:parent-style-name="Policepardéfaut" style:family="text">
      <style:text-properties fo:color="#000000" fo:font-size="11pt" style:font-size-asian="11pt" style:font-size-complex="11pt"/>
    </style:style>
    <style:style style:name="T90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91" style:parent-style-name="Standard" style:family="paragraph">
      <style:text-properties fo:color="#000000" fo:font-size="11pt" style:font-size-asian="11pt" style:font-size-complex="11pt"/>
    </style:style>
    <style:style style:name="P9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3" style:parent-style-name="Standard" style:list-style-name="LFO12" style:family="paragraph">
      <style:text-properties fo:color="#000000" fo:font-size="11pt" style:font-size-asian="11pt" style:font-size-complex="11pt"/>
    </style:style>
    <style:style style:name="P94" style:parent-style-name="Standard" style:list-style-name="LFO12" style:family="paragraph">
      <style:text-properties fo:color="#000000" fo:font-size="11pt" style:font-size-asian="11pt" style:font-size-complex="11pt"/>
    </style:style>
    <style:style style:name="P95" style:parent-style-name="Standard" style:list-style-name="LFO12" style:family="paragraph">
      <style:text-properties fo:color="#000000" fo:font-size="11pt" style:font-size-asian="11pt" style:font-size-complex="11pt"/>
    </style:style>
    <style:style style:name="P96" style:parent-style-name="Standard" style:list-style-name="LFO12" style:family="paragraph">
      <style:text-properties fo:color="#000000" fo:font-size="11pt" style:font-size-asian="11pt" style:font-size-complex="11pt"/>
    </style:style>
    <style:style style:name="P97" style:parent-style-name="Standard" style:list-style-name="LFO12" style:family="paragraph">
      <style:text-properties fo:color="#000000" fo:font-size="11pt" style:font-size-asian="11pt" style:font-size-complex="11pt"/>
    </style:style>
    <style:style style:name="P98" style:parent-style-name="Standard" style:family="paragraph">
      <style:text-properties fo:color="#000000" fo:font-size="11pt" style:font-size-asian="11pt" style:font-size-complex="11pt"/>
    </style:style>
    <style:style style:name="P9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Reconfiguration de la base de données : avec des tables et des vues (déjà fait Karine)</text:p>
        </text:list-item>
        <text:list-item>
          <text:p text:style-name="P12">Faire en sorte que chaque étudiant ayant une moyenne = NULL ne soit pas traiter → faire une fonction.</text:p>
        </text:list-item>
        <text:list-item>
          <text:p text:style-name="P13">Rajouter une colonne dans les tables des étudiants « atraiterFI-atraiterFA » (pour l'id du prof qui traitera le dossier)</text:p>
        </text:list-item>
        <text:list-item>
          <text:p text:style-name="P14">Faire les schémas de la base de données (schéma des tables et dépendances)</text:p>
        </text:list-item>
        <text:list-item>
          <text:p text:style-name="P15">Faire en sorte que l'intégration des bases ne fasse qu'une seule fois (au chargement de la page d'identification)</text:p>
        </text:list-item>
      </text:list>
      <text:p text:style-name="P16"/>
      <text:p text:style-name="P17">Identification</text:p>
      <text:list text:style-name="LFO2" text:continue-numbering="true">
        <text:list-item>
          <text:list>
            <text:list-item>
              <text:p text:style-name="P18"><text:span text:style-name="T19">Faire des vérifications sur les champs « identifiant » et « mot de passe » en JavaScript c'est à dire avant que les requêtes SQL ne s'envoie au serveur : « mot de passe incorrect » ou « identifiant incorrect ».</text:span><text:span text:style-name="T20"><text:s/></text:span><text:span text:style-name="T21">Fait Glodie</text:span></text:p>
            </text:list-item>
            <text:list-item>
              <text:p text:style-name="P22">Pour le checkbox « se souvenir de moi » : faire en sorte que cette action fonctionne ou alors l'enlever.</text:p>
            </text:list-item>
            <text:list-item>
              <text:p text:style-name="P23">Prévoir un lien « mot de passe oublier », qui donne accès à un formulaire avec un champ email et identifiant qui permet le renvoie du mot de passe à l'utilisateur concerné</text:p>
            </text:list-item>
          </text:list>
        </text:list-item>
      </text:list>
      <text:p text:style-name="P24">Menu :</text:p>
      <text:p text:style-name="P25"/>
      <text:list text:style-name="LFO3" text:continue-numbering="true">
        <text:list-item>
          <text:list>
            <text:list-item>
              <text:p text:style-name="P26"><text:span text:style-name="T27">Rajouter un onglet « Mon profil » permettant aux utilisateurs de changer leur données personnel (mdp, identifiant) : sous forme de formulaire pré-rempli.</text:span><text:span text:style-name="T28"><text:s/></text:span><text:span text:style-name="T29">En cours</text:span><text:span text:style-name="T30"><text:s/>Glodie</text:span></text:p>
            </text:list-item>
            <text:list-item>
              <text:p text:style-name="P31">Faire en sorte que l'onglet actif soit identifié.</text:p>
            </text:list-item>
          </text:list>
        </text:list-item>
      </text:list>
      <text:p text:style-name="P32"/>
      <text:p text:style-name="P33">CSS :</text:p>
      <text:list text:style-name="LFO4" text:continue-numbering="true">
        <text:list-item>
          <text:list>
            <text:list-item>
              <text:p text:style-name="P34">Vérifier que la mise en page du site web soit<text:s/>la même sur tous les navigateurs et écrans (tests).</text:p>
            </text:list-item>
          </text:list>
        </text:list-item>
      </text:list>
      <text:p text:style-name="P35"/>
      <text:p text:style-name="P36">Accueil/Home :</text:p>
      <text:p text:style-name="P37"/>
      <text:list text:style-name="LFO5" text:continue-numbering="true">
        <text:list-item>
          <text:list>
            <text:list-item>
              <text:p text:style-name="P38"><text:span text:style-name="T39">Enlever le bouton Importer (l'importation se fera automatiquement)</text:span><text:span text:style-name="T40"><text:s/></text:span><text:span text:style-name="T41">Fait Glodie</text:span></text:p>
            </text:list-item>
            <text:list-item>
              <text:p text:style-name="P42">Qu'allons-nous mettre dans la page Home ? Si idée trouvé : mettre en place la page d'accueil, sinon enlever la page d'accueil.</text:p>
            </text:list-item>
          </text:list>
        </text:list-item>
      </text:list>
      <text:p text:style-name="P43"/>
      <text:p text:style-name="P44">Listes Etudiants :</text:p>
      <text:p text:style-name="P45"/>
      <text:list text:style-name="LFO6" text:continue-numbering="true">
        <text:list-item>
          <text:list>
            <text:list-item>
              <text:p text:style-name="P46"><text:span text:style-name="T47">Les colonnes du tableau étudiant </text:span><text:span text:style-name="T48">Alternance</text:span><text:span text:style-name="T49">: rajouter une colonne pour les options du Baccalauréat et une autre qui indique si l'élève a postulé dans les deux filières, si Oui celui-ci ne devra s 'afficher que dans le tableau «</text:span><text:span text:style-name="T50"> Filière alternance ». pour se faire : une vue « EtudianFIFA » a été créé : faire en sorte que tous les élèves de cette vue ai leur colonne à TRUE (ou petite image check).</text:span></text:p>
            </text:list-item>
            <text:list-item>
              <text:p text:style-name="P51"><text:span text:style-name="T52">Les colonnes du tableau étudiant<text:s/></text:span><text:span text:style-name="T53">Initial :</text:span><text:span text:style-name="T54"><text:s/>rajouter une colonne pour les options des</text:span><text:span text:style-name="T55"><text:s/>Baccalauréat, 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6"><text:span text:style-name="T57">Les filtres :</text:span><text:span text:style-name="T58"><text:s/>Créer les filtre permettant le tri des élèves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9">Filière</text:p>
                                </text:list-item>
                                <text:list-item>
                                  <text:p text:style-name="P6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2">Prévoir un filtre (input texte ou menu déroulant) qui sélectionne<text:s/><text:soft-page-break/>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63">Crée des liens pour accéder à des pages différentes (suivant, précédent, 1, 2, 3, etc. …).</text:p>
            </text:list-item>
          </text:list>
        </text:list-item>
      </text:list>
      <text:p text:style-name="P64"/>
      <text:p text:style-name="P65"/>
      <text:p text:style-name="Standard"><text:span text:style-name="T66"><text:tab/></text:span><text:span text:style-name="T67">Côté Administrateur :</text:span></text:p>
      <text:p text:style-name="P68"/>
      <text:p text:style-name="P69">Espace Enseignant :</text:p>
      <text:list text:style-name="LFO9" text:continue-numbering="true">
        <text:list-item>
          <text:list>
            <text:list-item>
              <text:p text:style-name="P70">Rendre les boutons « modifier »<text:s/>et « supprimer » cliquable et fonctionnel :</text:p>
              <text:list text:continue-numbering="true">
                <text:list-item>
                  <text:p text:style-name="P71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72">Supprimer : ce bouton permettra la suppression d'un enseignant dans la base de donnée, ATTENTION : La table identification a une colonne « id » qui numérote les enseignants selon leur ordre d'insertion, lors de la suppression, les id devront se mettre à jours afin de pouvoir se suivre à méditer .... <text:s/></text:p>
                </text:list-item>
              </text:list>
            </text:list-item>
          </text:list>
        </text:list-item>
      </text:list>
      <text:p text:style-name="P73"/>
      <text:p text:style-name="P74"/>
      <text:p text:style-name="P75">Dossier à Traiter :</text:p>
      <text:list text:style-name="LFO10" text:continue-numbering="true">
        <text:list-item>
          <text:list>
            <text:list-item>
              <text:p text:style-name="P76">Permettre l'affectation des élèves sélectionné aux enseignants du menu déroulant, et faire en sorte que ses élèves soit affectés en permanence, Idée :<text:s/>Rajouter une colonne dans la tables des étudiants à traiter afin qu'on puisse leurs affecté l'id du prof concerné.</text:p>
            </text:list-item>
            <text:list-item>
              <text:p text:style-name="P77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78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79">Les filtres de liste étudiant devront être aussi possibles dans cet onglet.</text:p>
            </text:list-item>
          </text:list>
        </text:list-item>
      </text:list>
      <text:p text:style-name="P80"/>
      <text:p text:style-name="P81"/>
      <text:p text:style-name="Standard"><text:span text:style-name="T82"><text:tab/></text:span><text:span text:style-name="T83">Côté <text:s/>Enseignants:</text:span></text:p>
      <text:p text:style-name="P84"/>
      <text:p text:style-name="P85"/>
      <text:p text:style-name="P86">Espace Enseignant :</text:p>
      <text:list text:style-name="LFO5" text:continue-numbering="true">
        <text:list-item>
          <text:list>
            <text:list-item>
              <text:p text:style-name="P87"><text:span text:style-name="T88">Tableau enseignants : la colonne nom affiche l'id, il faut qu'elle affiche le Nom.</text:span><text:span text:style-name="T89"><text:s/></text:span><text:span text:style-name="T90">Fait Glodie</text:span></text:p>
            </text:list-item>
          </text:list>
        </text:list-item>
      </text:list>
      <text:p text:style-name="P91"/>
      <text:p text:style-name="P92">Dossier à<text:s/>Traiter :</text:p>
      <text:list text:style-name="LFO12" text:continue-numbering="true">
        <text:list-item>
          <text:list>
            <text:list-item>
              <text:p text:style-name="P93">Pour chaque session d'enseignant : affichage dans un tableau des élèves qui leurs ont été affectés par l'administrateur.</text:p>
            </text:list-item>
            <text:list-item>
              <text:p text:style-name="P94">Forme du tableau : Nom, Prénom, Numéro, Moyenne, Bac, option, Bonus/malus, avis CE, champs pour la saisie des bonus/malus (dossier, lettre motivation, etc...)</text:p>
            </text:list-item>
            <text:list-item>
              <text:p text:style-name="P95">faire en sorte que les bonus/malus saisie par l'enseignant soient enregistré et pré-rempli même si celui-ci n'a pas fini tous ses saisies.</text:p>
            </text:list-item>
            <text:list-item>
              <text:p text:style-name="P96">Mettre en lien le nom ou le prénom qui permettra l'accès au dossier du candidat<text:s/>dans post bac (url fourni par Gérard).</text:p>
            </text:list-item>
            <text:list-item>
              <text:p text:style-name="P97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98"/>
      <text:p text:style-name="P99">A faire en<text:s/>plus :</text:p>
      <text:p text:style-name="P100"/>
      <text:p text:style-name="Standard"><text:span text:style-name="T101"><text:tab/>- Calcul de la moyenne des bonus et malus affecté en tout pou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arine OULD</meta:initial-creator>
    <dc:creator>Brandon Tandu</dc:creator>
    <meta:creation-date>2015-03-11T16:35:00Z</meta:creation-date>
    <dc:date>2015-02-28T20:19:00Z</dc:date>
    <meta:template xlink:href="Normal.dotm" xlink:type="simple"/>
    <meta:editing-cycles>17</meta:editing-cycles>
    <meta:editing-duration>PT25740S</meta:editing-duration>
    <meta:document-statistic meta:page-count="2" meta:paragraph-count="11" meta:word-count="854" meta:character-count="5541" meta:row-count="39" meta:non-whitespace-character-count="4698"/>
  </office:meta>
</office:document-meta>
</file>